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No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ikhta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/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8:'City Names'.ET80 'City Names'.A57:'City Names'.CH57 'City Names'.CJ57:'City Names'.ET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8:'City Names'.ET999 'City Names'.A57:'City Names'.CH57 'City Names'.CJ57:'City Names'.ET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01-25T18:30:53.788000000</dc:date>
    <meta:editing-duration>PT5H33M1S</meta:editing-duration>
    <meta:editing-cycles>17</meta:editing-cycles>
    <meta:document-statistic meta:table-count="1" meta:cell-count="4845" meta:object-count="0"/>
  </office:meta>
</office:document-meta>
</file>